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c55b" officeooo:paragraph-rsid="000dd5d9"/>
    </style:style>
    <style:style style:name="P2" style:family="paragraph" style:parent-style-name="Standard">
      <style:text-properties officeooo:rsid="00022908" officeooo:paragraph-rsid="0010125e"/>
    </style:style>
    <style:style style:name="P3" style:family="paragraph" style:parent-style-name="Standard">
      <style:text-properties officeooo:rsid="001153d1" officeooo:paragraph-rsid="0010fc3b"/>
    </style:style>
    <style:style style:name="P4" style:family="paragraph" style:parent-style-name="Standard">
      <style:text-properties fo:font-weight="bold" officeooo:rsid="000ac55b" officeooo:paragraph-rsid="000dd5d9" style:font-weight-asian="bold" style:font-weight-complex="bold"/>
    </style:style>
    <style:style style:name="P5" style:family="paragraph" style:parent-style-name="Standard">
      <style:text-properties fo:font-weight="bold" officeooo:rsid="000ac55b" officeooo:paragraph-rsid="0010125e" style:font-weight-asian="bold" style:font-weight-complex="bold"/>
    </style:style>
    <style:style style:name="P6" style:family="paragraph" style:parent-style-name="Standard">
      <style:text-properties fo:font-weight="bold" officeooo:rsid="000ac55b" officeooo:paragraph-rsid="0010fc3b" style:font-weight-asian="bold" style:font-weight-complex="bold"/>
    </style:style>
    <style:style style:name="P7" style:family="paragraph" style:parent-style-name="Standard">
      <style:text-properties fo:font-weight="normal" officeooo:rsid="00027f0a" officeooo:paragraph-rsid="0010fc3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hał Wawrzyńczak 303730</text:p>
      <text:p text:style-name="P1">Paweł Gryka 303697</text:p>
      <text:p text:style-name="P1">Jonasz Borowiec 303687</text:p>
      <text:p text:style-name="P1">Jacek Misztal 303711</text:p>
      <text:p text:style-name="P1"/>
      <text:p text:style-name="P1"/>
      <text:p text:style-name="P1">22.10.2019 14:15 – 16:00</text:p>
      <text:p text:style-name="P1">APRO1 – LAB3, ćwiczenie zespołowe, obsługa gitlab</text:p>
      <text:p text:style-name="P1"/>
      <text:p text:style-name="P4">Paweł Gryka</text:p>
      <text:p text:style-name="P1">Praca zespołowa polegała na “Marshmello chellange”. Należało zbudować jak największą wieżę z makaronu, taśmy oraz pianki. Nasza grupa dzięki współpracy I pomysłowości zudowała najwyższą. Następnie przeszliśmy do nauki obsługiwania gitlaba co szło nieco trudniej. Jednakże udało się wykonać wszystkie elementy z instrukcji do laboratorium.</text:p>
      <text:p text:style-name="P1"/>
      <text:p text:style-name="P1">Uwagi:</text:p>
      <text:p text:style-name="P1"/>
      <text:p text:style-name="P1">Bardzo podobała mi się praca zespołowam za to uważam, że zostaliśmy trochę rzuceni na głębokie wody</text:p>
      <text:p text:style-name="P1"/>
      <text:p text:style-name="P5">Michał Wawrzyńczak</text:p>
      <text:p text:style-name="P2">Zabawa polegała na ułożeniu jak najwyższej wieży używając makaronu spaghetti taśmy I pianki.</text:p>
      <text:p text:style-name="P2">Wygralismy tą konkuręcję </text:p>
      <text:p text:style-name="P2">Było fajnie</text:p>
      <text:p text:style-name="P2">Wszyscy wiemy jak używać git’a</text:p>
      <text:p text:style-name="P2"/>
      <text:p text:style-name="P6">Jonasz Borowiec</text:p>
      <text:p text:style-name="P3">Zabawa była fajna. </text:p>
      <text:p text:style-name="P3"/>
      <text:p text:style-name="P3">Dostarczyła nam dużo wrażeń.</text:p>
      <text:p text:style-name="P3"/>
      <text:p text:style-name="P3">Było miło.</text:p>
      <text:p text:style-name="P3"/>
      <text:p text:style-name="P6">Jacek Misztal </text:p>
      <text:p text:style-name="P7">Kazdy miał włany wkład, co było ciekaw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5:24:52.260583874</meta:creation-date>
    <dc:date>2019-10-22T15:45:05.538886375</dc:date>
    <meta:editing-duration>PT20M1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129" meta:character-count="913" meta:non-whitespace-character-count="800"/>
  </office:meta>
</office:document-meta>
</file>